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3d8c" officeooo:paragraph-rsid="000ef91d"/>
    </style:style>
    <style:style style:name="P2" style:family="paragraph" style:parent-style-name="Text_20_body">
      <style:text-properties officeooo:rsid="000e3d8c"/>
    </style:style>
    <style:style style:name="P3" style:family="paragraph" style:parent-style-name="Standard">
      <style:text-properties officeooo:rsid="000c0a04" officeooo:paragraph-rsid="000c0a04"/>
    </style:style>
    <style:style style:name="P4" style:family="paragraph" style:parent-style-name="Standard">
      <style:text-properties officeooo:rsid="000cc6d6" officeooo:paragraph-rsid="000cc6d6"/>
    </style:style>
    <style:style style:name="P5" style:family="paragraph" style:parent-style-name="Standard">
      <style:text-properties officeooo:rsid="000cc6d6" officeooo:paragraph-rsid="000e3d8c"/>
    </style:style>
    <style:style style:name="P6" style:family="paragraph" style:parent-style-name="Standard">
      <style:text-properties officeooo:rsid="000d8deb" officeooo:paragraph-rsid="000d8deb"/>
    </style:style>
    <style:style style:name="P7" style:family="paragraph" style:parent-style-name="Standard">
      <style:text-properties officeooo:rsid="000ef91d" officeooo:paragraph-rsid="000ef91d"/>
    </style:style>
    <style:style style:name="P8" style:family="paragraph" style:parent-style-name="Standard">
      <style:text-properties officeooo:rsid="000fd595" officeooo:paragraph-rsid="000fd595"/>
    </style:style>
    <style:style style:name="P9" style:family="paragraph" style:parent-style-name="Standard">
      <style:text-properties officeooo:rsid="0010c0a1" officeooo:paragraph-rsid="0010c0a1"/>
    </style:style>
    <style:style style:name="P10" style:family="paragraph" style:parent-style-name="Standard">
      <style:text-properties officeooo:rsid="0011e079" officeooo:paragraph-rsid="0011e079"/>
    </style:style>
    <style:style style:name="P11" style:family="paragraph" style:parent-style-name="Standard">
      <style:text-properties officeooo:rsid="0011e079" officeooo:paragraph-rsid="0011e079" fo:background-color="#e8f2a1"/>
    </style:style>
    <style:style style:name="P12" style:family="paragraph" style:parent-style-name="Standard">
      <style:text-properties officeooo:rsid="000fd595" officeooo:paragraph-rsid="000fd595" fo:background-color="#e8f2a1"/>
    </style:style>
    <style:style style:name="P13" style:family="paragraph" style:parent-style-name="Standard">
      <style:text-properties officeooo:rsid="0010d7e4" officeooo:paragraph-rsid="0010d7e4"/>
    </style:style>
    <style:style style:name="P14" style:family="paragraph" style:parent-style-name="Standard">
      <style:text-properties officeooo:rsid="0013cc16" officeooo:paragraph-rsid="0013cc16"/>
    </style:style>
    <style:style style:name="P15" style:family="paragraph" style:parent-style-name="Standard">
      <style:text-properties officeooo:rsid="00161cc4" officeooo:paragraph-rsid="00161cc4"/>
    </style:style>
    <style:style style:name="P16" style:family="paragraph" style:parent-style-name="Standard">
      <style:text-properties fo:color="#cccccc" loext:opacity="100%" style:font-name="Consolas" fo:font-size="10.5pt" fo:font-weight="normal" officeooo:rsid="000e3d8c" fo:background-color="#1f1f1f"/>
    </style:style>
    <style:style style:name="P17" style:family="paragraph" style:parent-style-name="Standard">
      <style:text-properties fo:color="#cccccc" loext:opacity="100%" style:font-name="Consolas" fo:font-size="10.5pt" fo:font-weight="normal" officeooo:rsid="004dfbb1" officeooo:paragraph-rsid="002ec6b0" fo:background-color="#1f1f1f"/>
    </style:style>
    <style:style style:name="P18" style:family="paragraph" style:parent-style-name="Standard">
      <style:text-properties officeooo:rsid="0016de09" officeooo:paragraph-rsid="0016de09"/>
    </style:style>
    <style:style style:name="P19" style:family="paragraph" style:parent-style-name="Standard">
      <style:text-properties officeooo:rsid="00183ea9" officeooo:paragraph-rsid="00183ea9"/>
    </style:style>
    <style:style style:name="P20" style:family="paragraph" style:parent-style-name="Text_20_body">
      <style:text-properties officeooo:rsid="00319131" officeooo:paragraph-rsid="0018c181"/>
    </style:style>
    <style:style style:name="P21" style:family="paragraph" style:parent-style-name="Standard">
      <style:text-properties officeooo:rsid="003c55e6" officeooo:paragraph-rsid="0022484b"/>
    </style:style>
    <style:style style:name="P22" style:family="paragraph" style:parent-style-name="Text_20_body">
      <style:text-properties officeooo:rsid="001c4ee7" officeooo:paragraph-rsid="001c4ee7"/>
    </style:style>
    <style:style style:name="P23" style:family="paragraph" style:parent-style-name="Standard">
      <style:text-properties officeooo:rsid="001c4ee7" officeooo:paragraph-rsid="0022484b"/>
    </style:style>
    <style:style style:name="P24" style:family="paragraph" style:parent-style-name="Standard">
      <style:text-properties officeooo:rsid="003a6202" officeooo:paragraph-rsid="0022484b"/>
    </style:style>
    <style:style style:name="P25" style:family="paragraph" style:parent-style-name="Standard">
      <style:text-properties officeooo:rsid="001f90fc" officeooo:paragraph-rsid="001f90fc"/>
    </style:style>
    <style:style style:name="P26" style:family="paragraph" style:parent-style-name="Standard">
      <style:text-properties officeooo:rsid="0020e0b4" officeooo:paragraph-rsid="0020e0b4"/>
    </style:style>
    <style:style style:name="P27" style:family="paragraph" style:parent-style-name="Standard">
      <style:text-properties officeooo:rsid="0022484b" officeooo:paragraph-rsid="0022484b"/>
    </style:style>
    <style:style style:name="P28" style:family="paragraph" style:parent-style-name="Standard">
      <style:text-properties officeooo:rsid="0024eab6" officeooo:paragraph-rsid="0024eab6"/>
    </style:style>
    <style:style style:name="P29" style:family="paragraph" style:parent-style-name="Standard">
      <style:text-properties officeooo:rsid="0025b536" officeooo:paragraph-rsid="0025b536"/>
    </style:style>
    <style:style style:name="P30" style:family="paragraph" style:parent-style-name="Standard">
      <style:text-properties officeooo:rsid="0026a3be" officeooo:paragraph-rsid="0026a3be"/>
    </style:style>
    <style:style style:name="P31" style:family="paragraph" style:parent-style-name="Text_20_body">
      <style:text-properties officeooo:paragraph-rsid="001c4ee7"/>
    </style:style>
    <style:style style:name="P32" style:family="paragraph" style:parent-style-name="Standard">
      <style:text-properties officeooo:rsid="0026d595" officeooo:paragraph-rsid="0026d595"/>
    </style:style>
    <style:style style:name="P33" style:family="paragraph" style:parent-style-name="Standard">
      <style:text-properties fo:font-size="7pt" officeooo:rsid="0026d595" officeooo:paragraph-rsid="0026d595" style:font-size-asian="7pt" style:font-size-complex="7pt"/>
    </style:style>
    <style:style style:name="P34" style:family="paragraph" style:parent-style-name="Standard">
      <style:text-properties officeooo:rsid="002d146a" officeooo:paragraph-rsid="002d146a"/>
    </style:style>
    <style:style style:name="P35" style:family="paragraph" style:parent-style-name="Standard">
      <style:text-properties officeooo:rsid="002ec6b0" officeooo:paragraph-rsid="002ec6b0"/>
    </style:style>
    <style:style style:name="P36" style:family="paragraph" style:parent-style-name="Standard">
      <style:text-properties officeooo:rsid="00599e9b" officeooo:paragraph-rsid="002ec6b0"/>
    </style:style>
    <style:style style:name="P37" style:family="paragraph" style:parent-style-name="Standard">
      <style:text-properties officeooo:rsid="0030b078" officeooo:paragraph-rsid="0030b078"/>
    </style:style>
    <style:style style:name="P38" style:family="paragraph" style:parent-style-name="Standard">
      <style:text-properties officeooo:rsid="00322155" officeooo:paragraph-rsid="00322155"/>
    </style:style>
    <style:style style:name="P39" style:family="paragraph" style:parent-style-name="Standard">
      <style:text-properties style:font-name="Consolas" fo:font-size="10.5pt" fo:font-weight="normal" officeooo:rsid="00599e9b" officeooo:paragraph-rsid="002ec6b0"/>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5.998cm" style:type="right" style:leader-style="dotted" style:leader-text="."/>
        </style:tab-stops>
      </style:paragraph-properties>
    </style:style>
    <style:style style:name="P43" style:family="paragraph" style:parent-style-name="Standard">
      <style:text-properties officeooo:rsid="0034346a" officeooo:paragraph-rsid="0034346a"/>
    </style:style>
    <style:style style:name="P44" style:family="paragraph" style:parent-style-name="Standard">
      <style:text-properties officeooo:rsid="00380bb8" officeooo:paragraph-rsid="00380bb8"/>
    </style:style>
    <style:style style:name="P45" style:family="paragraph" style:parent-style-name="Standard">
      <style:text-properties officeooo:rsid="00383f22" officeooo:paragraph-rsid="00383f22"/>
    </style:style>
    <style:style style:name="P46" style:family="paragraph" style:parent-style-name="Standard">
      <style:text-properties officeooo:rsid="003a50fb" officeooo:paragraph-rsid="003a50fb"/>
    </style:style>
    <style:style style:name="P47" style:family="paragraph" style:parent-style-name="Standard">
      <style:text-properties officeooo:rsid="003b36c5" officeooo:paragraph-rsid="003b36c5"/>
    </style:style>
    <style:style style:name="P48" style:family="paragraph" style:parent-style-name="Standard">
      <style:text-properties officeooo:rsid="003ca043" officeooo:paragraph-rsid="003ca043"/>
    </style:style>
    <style:style style:name="P49" style:family="paragraph" style:parent-style-name="Standard">
      <style:text-properties officeooo:rsid="003e2eb5" officeooo:paragraph-rsid="003e2eb5"/>
    </style:style>
    <style:style style:name="P50" style:family="paragraph" style:parent-style-name="Text_20_body">
      <style:text-properties officeooo:rsid="003e2eb5" officeooo:paragraph-rsid="003e2eb5"/>
    </style:style>
    <style:style style:name="P51" style:family="paragraph" style:parent-style-name="Standard">
      <style:text-properties officeooo:rsid="0040b9b9" officeooo:paragraph-rsid="0040b9b9"/>
    </style:style>
    <style:style style:name="P52" style:family="paragraph" style:parent-style-name="Contents_20_1">
      <style:paragraph-properties>
        <style:tab-stops>
          <style:tab-stop style:position="16.999cm" style:type="right" style:leader-style="dotted" style:leader-text="."/>
        </style:tab-stops>
      </style:paragraph-properties>
    </style:style>
    <style:style style:name="P53" style:family="paragraph" style:parent-style-name="Contents_20_2">
      <style:paragraph-properties>
        <style:tab-stops>
          <style:tab-stop style:position="16.499cm" style:type="right" style:leader-style="dotted" style:leader-text="."/>
        </style:tab-stops>
      </style:paragraph-properties>
    </style:style>
    <style:style style:name="P54" style:family="paragraph" style:parent-style-name="Contents_20_3">
      <style:paragraph-properties>
        <style:tab-stops>
          <style:tab-stop style:position="15.998cm" style:type="right" style:leader-style="dotted" style:leader-text="."/>
        </style:tab-stops>
      </style:paragraph-properties>
    </style:style>
    <style:style style:name="P55" style:family="paragraph" style:parent-style-name="Heading_20_1">
      <style:text-properties officeooo:rsid="003c55e6"/>
    </style:style>
    <style:style style:name="P56" style:family="paragraph" style:parent-style-name="Heading_20_1">
      <style:text-properties officeooo:paragraph-rsid="0022484b"/>
    </style:style>
    <style:style style:name="P57" style:family="paragraph" style:parent-style-name="Heading_20_1">
      <style:text-properties officeooo:paragraph-rsid="000ef91d"/>
    </style:style>
    <style:style style:name="P58" style:family="paragraph" style:parent-style-name="Heading_20_1">
      <style:text-properties officeooo:rsid="000e3d8c"/>
    </style:style>
    <style:style style:name="P59" style:family="paragraph" style:parent-style-name="Heading_20_1">
      <style:text-properties fo:background-color="#ff3838"/>
    </style:style>
    <style:style style:name="P60" style:family="paragraph" style:parent-style-name="Heading_20_2">
      <style:text-properties officeooo:paragraph-rsid="0022484b"/>
    </style:style>
    <style:style style:name="P61" style:family="paragraph" style:parent-style-name="Heading_20_2">
      <style:text-properties officeooo:rsid="001c4ee7" officeooo:paragraph-rsid="001c4ee7"/>
    </style:style>
    <style:style style:name="P62" style:family="paragraph" style:parent-style-name="Standard">
      <style:text-properties officeooo:rsid="00419723" officeooo:paragraph-rsid="00419723"/>
    </style:style>
    <style:style style:name="P63" style:family="paragraph" style:parent-style-name="Standard">
      <style:text-properties officeooo:rsid="000fd595" officeooo:paragraph-rsid="000fd595"/>
    </style:style>
    <style:style style:name="P64" style:family="paragraph" style:parent-style-name="Standard">
      <style:text-properties officeooo:rsid="0042b808" officeooo:paragraph-rsid="0042b808"/>
    </style:style>
    <style:style style:name="T1" style:family="text">
      <style:text-properties officeooo:rsid="000e3d8c"/>
    </style:style>
    <style:style style:name="T2" style:family="text">
      <style:text-properties officeooo:rsid="000ef91d"/>
    </style:style>
    <style:style style:name="T3" style:family="text">
      <style:text-properties officeooo:rsid="000fd595"/>
    </style:style>
    <style:style style:name="T4" style:family="text">
      <style:text-properties officeooo:rsid="0013cc16"/>
    </style:style>
    <style:style style:name="T5" style:family="text">
      <style:text-properties officeooo:rsid="00143961"/>
    </style:style>
    <style:style style:name="T6" style:family="text">
      <style:text-properties officeooo:rsid="00161cc4"/>
    </style:style>
    <style:style style:name="T7" style:family="text">
      <style:text-properties fo:color="#9cdcfe" loext:opacity="100%"/>
    </style:style>
    <style:style style:name="T8" style:family="text">
      <style:text-properties fo:color="#d4d4d4" loext:opacity="100%"/>
    </style:style>
    <style:style style:name="T9" style:family="text">
      <style:text-properties officeooo:rsid="0018c181"/>
    </style:style>
    <style:style style:name="T10" style:family="text">
      <style:text-properties officeooo:rsid="001c4ee7"/>
    </style:style>
    <style:style style:name="T11" style:family="text">
      <style:text-properties officeooo:rsid="003c55e6"/>
    </style:style>
    <style:style style:name="T12" style:family="text">
      <style:text-properties fo:background-color="#bf819e" loext:char-shading-value="0"/>
    </style:style>
    <style:style style:name="T13" style:family="text">
      <style:text-properties officeooo:rsid="0024eab6"/>
    </style:style>
    <style:style style:name="T14" style:family="text">
      <style:text-properties officeooo:rsid="0026d595"/>
    </style:style>
    <style:style style:name="T15" style:family="text">
      <style:text-properties fo:background-color="#ffff00" loext:char-shading-value="0"/>
    </style:style>
    <style:style style:name="T16" style:family="text">
      <style:text-properties fo:color="#ce9178" loext:opacity="100%"/>
    </style:style>
    <style:style style:name="T17" style:family="text">
      <style:text-properties fo:color="#ce9178" loext:opacity="100%" officeooo:rsid="00599e9b"/>
    </style:style>
    <style:style style:name="T18" style:family="text">
      <style:text-properties fo:color="#4ec9b0" loext:opacity="100%"/>
    </style:style>
    <style:style style:name="T19" style:family="text">
      <style:text-properties fo:color="#b5cea8" loext:opacity="100%"/>
    </style:style>
    <style:style style:name="T20" style:family="text">
      <style:text-properties officeooo:rsid="0030b078"/>
    </style:style>
    <style:style style:name="T21" style:family="text">
      <style:text-properties officeooo:rsid="00328fd5"/>
    </style:style>
    <style:style style:name="T22" style:family="text">
      <style:text-properties officeooo:rsid="003ca043"/>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entis 0.8.1 Documentary</text:p>
      <text:p text:style-name="Standard"/>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40"><text:a xlink:type="simple" xlink:href="#__RefHeading___Toc4_1583123960" text:style-name="Index_20_Link" text:visited-style-name="Index_20_Link">Infos – check up<text:tab/>1</text:a></text:p>
          <text:p text:style-name="P40"><text:a xlink:type="simple" xlink:href="#__RefHeading___Toc2693_2085768767" text:style-name="Index_20_Link" text:visited-style-name="Index_20_Link">CPU &lt;=&gt; RAM<text:tab/>2</text:a></text:p>
          <text:p text:style-name="P40"><text:a xlink:type="simple" xlink:href="#__RefHeading___Toc2695_2085768767" text:style-name="Index_20_Link" text:visited-style-name="Index_20_Link">ÜG parameter<text:tab/>2</text:a></text:p>
          <text:p text:style-name="P40"><text:a xlink:type="simple" xlink:href="#__RefHeading___Toc2697_2085768767" text:style-name="Index_20_Link" text:visited-style-name="Index_20_Link">OOP<text:tab/>2</text:a></text:p>
          <text:p text:style-name="P41"><text:a xlink:type="simple" xlink:href="#__RefHeading___Toc2699_2085768767" text:style-name="Index_20_Link" text:visited-style-name="Index_20_Link">__init__ function begin<text:tab/>2</text:a></text:p>
          <text:p text:style-name="P41"><text:a xlink:type="simple" xlink:href="#__RefHeading___Toc1401_1357940411" text:style-name="Index_20_Link" text:visited-style-name="Index_20_Link">inoutput<text:tab/>3</text:a></text:p>
          <text:p text:style-name="P42"><text:a xlink:type="simple" xlink:href="#__RefHeading___Toc2348_1869880970" text:style-name="Index_20_Link" text:visited-style-name="Index_20_Link">linke Info von Objekt in Mode und complexity<text:tab/>3</text:a></text:p>
          <text:p text:style-name="P40"><text:a xlink:type="simple" xlink:href="#__RefHeading___Toc6_1583123960" text:style-name="Index_20_Link" text:visited-style-name="Index_20_Link">Media<text:tab/>3</text:a></text:p>
          <text:p text:style-name="P41"><text:a xlink:type="simple" xlink:href="#__RefHeading___Toc8_1583123960" text:style-name="Index_20_Link" text:visited-style-name="Index_20_Link">Sound / SFX<text:tab/>3</text:a></text:p>
          <text:p text:style-name="P40"><text:a xlink:type="simple" xlink:href="#__RefHeading___Toc10_1583123960" text:style-name="Index_20_Link" text:visited-style-name="Index_20_Link">Menu<text:tab/>4</text:a></text:p>
          <text:p text:style-name="P41"><text:a xlink:type="simple" xlink:href="#__RefHeading___Toc7079_2183695624" text:style-name="Index_20_Link" text:visited-style-name="Index_20_Link">Bugs<text:tab/>4</text:a></text:p>
          <text:p text:style-name="P40"><text:a xlink:type="simple" xlink:href="#__RefHeading___Toc766_4211337157" text:style-name="Index_20_Link" text:visited-style-name="Index_20_Link">getHighscores20 switch prep<text:tab/>4</text:a></text:p>
          <text:p text:style-name="P41"><text:a xlink:type="simple" xlink:href="#__RefHeading___Toc7081_2183695624" text:style-name="Index_20_Link" text:visited-style-name="Index_20_Link">Change effect<text:tab/>4</text:a></text:p>
          <text:p text:style-name="P41"><text:a xlink:type="simple" xlink:href="#__RefHeading___Toc7083_2183695624" text:style-name="Index_20_Link" text:visited-style-name="Index_20_Link">Bezeichnung Änderung<text:tab/>5</text:a></text:p>
          <text:p text:style-name="P40"><text:a xlink:type="simple" xlink:href="#__RefHeading___Toc12_1583123960" text:style-name="Index_20_Link" text:visited-style-name="Index_20_Link">Game<text:tab/>5</text:a></text:p>
          <text:p text:style-name="P41"><text:a xlink:type="simple" xlink:href="#__RefHeading___Toc2701_2085768767" text:style-name="Index_20_Link" text:visited-style-name="Index_20_Link">Music<text:tab/>5</text:a></text:p>
          <text:p text:style-name="P41"><text:a xlink:type="simple" xlink:href="#__RefHeading___Toc14_1583123960" text:style-name="Index_20_Link" text:visited-style-name="Index_20_Link">objecToGrid<text:tab/>5</text:a></text:p>
          <text:p text:style-name="P41"><text:a xlink:type="simple" xlink:href="#__RefHeading___Toc16_1583123960" text:style-name="Index_20_Link" text:visited-style-name="Index_20_Link">last line check !!<text:tab/>5</text:a></text:p>
          <text:p text:style-name="P40"><text:a xlink:type="simple" xlink:href="#__RefHeading___Toc7085_2183695624" text:style-name="Index_20_Link" text:visited-style-name="Index_20_Link">DIESES MAL ZUVIEL !!!!! next release<text:tab/>6</text:a></text:p>
        </text:index-body>
      </text:table-of-content>
      <text:p text:style-name="Standard"/>
      <text:p text:style-name="P64">Yt – links in </text:p>
      <text:p text:style-name="P64">u can seee the last highscors of aptiz….</text:p>
      <text:p text:style-name="P64">1 Beitrag mit allen Videos</text:p>
      <text:p text:style-name="P64"><text:s/></text:p>
      <text:p text:style-name="Standard"/>
      <text:p text:style-name="P48">Test check list</text:p>
      <text:p text:style-name="P48"/>
      <text:p text:style-name="P48">beide Dateien löschen, Ordner auch</text:p>
      <text:p text:style-name="Standard"/>
      <text:p text:style-name="P48">taste x – print</text:p>
      <text:p text:style-name="P48">smash print</text:p>
      <text:p text:style-name="P48"/>
      <text:p text:style-name="P51">Pentominoe Mode =&gt; scoreboards</text:p>
      <text:p text:style-name="P51">aktuelles 16x fast video</text:p>
      <text:p text:style-name="Standard"/>
      <text:p text:style-name="P44">Ideas</text:p>
      <text:p text:style-name="P44"/>
      <text:p text:style-name="P44">font aus minblocks – mit Pentominoes drin</text:p>
      <text:p text:style-name="P46">wenn practice </text:p>
      <text:p text:style-name="P3"/>
      <text:p text:style-name="P46">smash sfx aus – <text:span text:style-name="T22">nru 1 (5 lines 2)</text:span></text:p>
      <text:p text:style-name="P47">music ist nicht repeat – <text:span text:style-name="T22">muss nicht sein</text:span></text:p>
      <text:h text:style-name="Heading_20_1" text:outline-level="1"><text:bookmark-start text:name="__RefHeading___Toc4_1583123960"/>Infos – check up<text:bookmark-end text:name="__RefHeading___Toc4_1583123960"/></text:h>
      <text:p text:style-name="P3"/>
      <text:p text:style-name="P3"><text:soft-page-break/>gleicher preview dreht sich noch mit – kann als known bugs rein – kommt auch dementsprtechend ins Spiel!</text:p>
      <text:p text:style-name="P3"/>
      <text:p text:style-name="P3"/>
      <text:h text:style-name="Heading_20_1" text:outline-level="1"><text:bookmark-start text:name="__RefHeading___Toc2693_2085768767"/>CPU &lt;=&gt; RAM<text:bookmark-end text:name="__RefHeading___Toc2693_2085768767"/></text:h>
      <text:p text:style-name="P3"/>
      <text:p text:style-name="P27">Wenn zb <text:span text:style-name="T12">ost01</text:span> in utils geladen und an alle 4 „aktiv-Dateien“ (start opt game end) übergeben, wird mehr ram verwendet, da die Musikdatei immer geladen ist.</text:p>
      <text:p text:style-name="P27">Aber wird weniger CPU, da es nicht jedesmal neu geladen wird</text:p>
      <text:p text:style-name="P27"/>
      <text:p text:style-name="P27">PG sollte auch einmal geladen, und initiert werden oder ? – wird ja immer gebraucht </text:p>
      <text:p text:style-name="P27"/>
      <text:p text:style-name="P27">IST-Zustand von PG init:</text:p>
      <text:p text:style-name="P27"/>
      <text:p text:style-name="P27"/>
      <text:p text:style-name="P3"/>
      <text:h text:style-name="P55" text:outline-level="1"/>
      <text:p text:style-name="P3"/>
      <text:p text:style-name="P3"/>
      <text:p text:style-name="P3"/>
      <text:h text:style-name="Heading_20_1" text:outline-level="1"><text:bookmark-start text:name="__RefHeading___Toc2695_2085768767"/>ÜG parameter<text:bookmark-end text:name="__RefHeading___Toc2695_2085768767"/></text:h>
      <text:p text:style-name="P25"/>
      <text:p text:style-name="P25">bool1 – lokal</text:p>
      <text:p text:style-name="P25"/>
      <text:p text:style-name="P25">username – wird aus Datei geladen - </text:p>
      <text:p text:style-name="P25">wird aber überall angezeigt</text:p>
      <text:p text:style-name="P3"/>
      <text:p text:style-name="P3"/>
      <text:p text:style-name="P3"/>
      <text:h text:style-name="P56" text:outline-level="1"><text:bookmark-start text:name="__RefHeading___Toc2697_2085768767"/>OOP<text:bookmark-end text:name="__RefHeading___Toc2697_2085768767"/></text:h>
      <text:p text:style-name="P23"/>
      <text:p text:style-name="P23"/>
      <text:h text:style-name="P60" text:outline-level="2"><text:bookmark-start text:name="__RefHeading___Toc2699_2085768767"/><text:span text:style-name="T10">__init__ f</text:span><text:span text:style-name="T13">u</text:span><text:span text:style-name="T10">nction begin</text:span> <text:bookmark-end text:name="__RefHeading___Toc2699_2085768767"/></text:h>
      <text:p text:style-name="P24"/>
      <text:p text:style-name="P24">der Teil am Anfang der Hauptfunktion einer der 4 Dateien (START OPT GAME END)</text:p>
      <text:p text:style-name="P24">ist quasi wie die __init__ Teil bei einer Klasseninstanz/Object</text:p>
      <text:p text:style-name="P24">Unterschied: <text:span text:style-name="T11">bei </text:span>Klasseninstanz <text:span text:style-name="T11">Objekt wird der __init__ Teil bei JEDER Instanziieung durchlaufen.</text:span></text:p>
      <text:p text:style-name="P21">Und jede Klassenfunktion kann dann auch einen „Funktions-init“ Teil haben.</text:p>
      <text:p text:style-name="P24"/>
      <text:p text:style-name="P21">Bei Funktion ist es nur wenn die Funktion aufgerufen wird am Anfang durchlaufen.</text:p>
      <text:p text:style-name="P21"/>
      <text:p text:style-name="P21">Welche Befehle sind am Anfang einer Funktion </text:p>
      <text:p text:style-name="P21">load </text:p>
      <text:p text:style-name="P21"><text:soft-page-break/>Welche Befehle sind am Ende einer Funktion </text:p>
      <text:p text:style-name="P21">unload </text:p>
      <text:p text:style-name="P21"/>
      <text:p text:style-name="P21">Anfang und Ende einer Funktion (bzw auch __init__ einer Klasse ?)</text:p>
      <text:p text:style-name="P3"/>
      <text:p text:style-name="P3"/>
      <text:h text:style-name="Heading_20_2" text:outline-level="2"><text:bookmark-start text:name="__RefHeading___Toc1401_1357940411"/>inoutput<text:bookmark-end text:name="__RefHeading___Toc1401_1357940411"/></text:h>
      <text:p text:style-name="P28"/>
      <text:p text:style-name="P29">1st Ansatz - Bei welcher io function kann man dynDisplay verwenden – live checken</text:p>
      <text:p text:style-name="P28"/>
      <text:h text:style-name="Heading_20_3" text:outline-level="3"><text:bookmark-start text:name="__RefHeading___Toc2348_1869880970"/>linke Info <text:span text:style-name="T14">von Objekt in </text:span>Mode <text:span text:style-name="T14">und </text:span>complexity<text:bookmark-end text:name="__RefHeading___Toc2348_1869880970"/></text:h>
      <text:p text:style-name="P30"/>
      <text:p text:style-name="P30"/>
      <text:p text:style-name="P32">Erster Versuch: infoL Objekt in io neu instanziert – hat OHNE Fehlermeldung einfach abgebrochen ?!</text:p>
      <text:p text:style-name="P32"/>
      <text:p text:style-name="P32">2. Versuch – in optMenu instanziiertes Objekt infoL in io.modeBox() als Parameter übergeben – OK</text:p>
      <text:p text:style-name="P32">übernimmt aber nicht life die Änderung in der InfoL !! <text:span text:style-name="T21">(war wegen </text:span></text:p>
      <text:p text:style-name="P32"/>
      <text:p text:style-name="P32"/>
      <text:p text:style-name="P33">In den meisten Fällen ist es <text:span text:style-name="T15">besser, ein instanziiertes Objekt als Parameter an eine Funktion </text:span>in einer anderen Datei zu übergeben, um Datenkonsistenz, Flexibilität und Testbarkeit zu gewährleisten und globale Zustände zu vermeiden. Die Neuinstanziierung sollte nur dann in Betracht gezogen werden, wenn der Zustand des Objekts außerhalb der Funktion keine Rolle spielt und eine einfache Lösung bevorzugt wird. </text:p>
      <text:p text:style-name="P32"/>
      <text:p text:style-name="P32"/>
      <text:p text:style-name="P32"/>
      <text:p text:style-name="P32"/>
      <text:p text:style-name="P38">architecture</text:p>
      <text:p text:style-name="P32"/>
      <text:p text:style-name="P32"/>
      <text:p text:style-name="P3"/>
      <text:h text:style-name="Heading_20_1" text:outline-level="1"><text:bookmark-start text:name="__RefHeading___Toc6_1583123960"/>Media<text:bookmark-end text:name="__RefHeading___Toc6_1583123960"/></text:h>
      <text:h text:style-name="Heading_20_2" text:outline-level="2"><text:bookmark-start text:name="__RefHeading___Toc8_1583123960"/>Sound / <text:span text:style-name="T6">SFX</text:span><text:bookmark-end text:name="__RefHeading___Toc8_1583123960"/></text:h>
      <text:p text:style-name="P3"/>
      <text:p text:style-name="P4">Sound ist default aus – OK</text:p>
      <text:p text:style-name="P6">hat aber kein repeat wenn mit m auf on !!</text:p>
      <text:p text:style-name="P14">wenn in menu ON – im game wieder OFF – <text:span text:style-name="T6">abfrage in game (ob schon on </text:span></text:p>
      <text:p text:style-name="P15">game.py - esc – music geht auf off</text:p>
      <text:p text:style-name="P14"/>
      <text:p text:style-name="P15">SFX – auf off stellen </text:p>
      <text:p text:style-name="P18">auf jeden Fall den down erstmal auf off <text:s/>-der kommt sehr oft, kann störend sein</text:p>
      <text:p text:style-name="P18"/>
      <text:p text:style-name="P19">ÜBERGABE Parameter !!!!??</text:p>
      <text:p text:style-name="P19"/>
      <text:p text:style-name="P26">ost01 soll in utils geladen werden (→ RAM)</text:p>
      <text:p text:style-name="P26">und an start opt game end übergeben – kann in allen 4 getogglt werden</text:p>
      <text:p text:style-name="P26">und in allen 4 wenn ON - <text:s/>wird auf restart</text:p>
      <text:p text:style-name="P26"/>
      <text:p text:style-name="P26"><text:soft-page-break/>SFX auch in utils – werden dann aber nur an game übergeben </text:p>
      <text:p text:style-name="P26"/>
      <text:p text:style-name="P26"/>
      <text:p text:style-name="P19"/>
      <text:h text:style-name="P57" text:outline-level="1"><text:bookmark-start text:name="__RefHeading___Toc10_1583123960"/><text:span text:style-name="T2">M</text:span>enu<text:bookmark-end text:name="__RefHeading___Toc10_1583123960"/></text:h>
      <text:p text:style-name="P43"/>
      <text:p text:style-name="P62">Menu neuanordnung:</text:p>
      <text:p text:style-name="P62">game scoreboard username</text:p>
      <text:p text:style-name="P62">options</text:p>
      <text:p text:style-name="P8"/>
      <text:p text:style-name="P62">username bim ersten Start aufrufen – dann nach options</text:p>
      <text:p text:style-name="P8"/>
      <text:p text:style-name="P8"/>
      <text:p text:style-name="P34">Pentominoes brauch key-changer (space tab oder so) für std L Lu ) - muss einfacher gehen</text:p>
      <text:p text:style-name="P8"/>
      <text:p text:style-name="P8"/>
      <text:p text:style-name="P11">DataJS – <text:span text:style-name="T4">Klasse anpassen: Übergabeparameter bei cls function nur *args</text:span></text:p>
      <text:p text:style-name="P10"/>
      <text:p text:style-name="P14">font Grösse ist nicht relativ zum <text:span text:style-name="T5">screen size !</text:span></text:p>
      <text:p text:style-name="P14"/>
      <text:p text:style-name="P20">DynamicDisplay auch in end<text:span text:style-name="T9">Menu</text:span> implementieren</text:p>
      <text:p text:style-name="P8"/>
      <text:p text:style-name="P8"/>
      <text:p text:style-name="P8"/>
      <text:p text:style-name="P8"/>
      <text:p text:style-name="P35">live update infoL</text:p>
      <text:p text:style-name="P17"><text:span text:style-name="T7">modeStr</text:span> <text:span text:style-name="T8">=</text:span> <text:span text:style-name="T16">"Mode: "</text:span> <text:span text:style-name="T8">+</text:span> <text:span text:style-name="T18">fiba</text:span>.<text:span text:style-name="T7">iText</text:span>[<text:span text:style-name="T16">"en"</text:span>][<text:span text:style-name="T16">"Mode"</text:span>][<text:span text:style-name="T18">str</text:span>(<text:span text:style-name="T7">competOn</text:span> <text:span text:style-name="T8">+</text:span> <text:span text:style-name="T19">1</text:span>)]</text:p>
      <text:p text:style-name="P36">Object variable muss einfach auf die lokale Variable zugreifen !! nicht auf dict</text:p>
      <text:p text:style-name="P17"><text:span text:style-name="T18">str</text:span>((<text:span text:style-name="T7">dataJS</text:span>[<text:span text:style-name="T16">"1</text:span><text:span text:style-name="T17">4</text:span><text:span text:style-name="T16">"</text:span>]</text:p>
      <text:p text:style-name="P39">gesaved wird nachdem aus der function raus (ESC)</text:p>
      <text:p text:style-name="P8"/>
      <text:h text:style-name="Heading_20_2" text:outline-level="2"><text:bookmark-start text:name="__RefHeading___Toc7079_2183695624"/>Bugs<text:bookmark-end text:name="__RefHeading___Toc7079_2183695624"/></text:h>
      <text:p text:style-name="P8"/>
      <text:p text:style-name="P12">Nach ESC wird aber in linker Info wird auf vordere einstellung angezeigt – <text:span text:style-name="T4">war wegen Klasse OK</text:span></text:p>
      <text:p text:style-name="P8"/>
      <text:p text:style-name="P13"/>
      <text:p text:style-name="P8"/>
      <text:p text:style-name="P8">Complexity zeigt NUR bei Advanced eine untere Info Line !! (aber Info korrekt )</text:p>
      <text:p text:style-name="P8"/>
      <text:h text:style-name="Heading_20_1" text:outline-level="1"><text:bookmark-start text:name="__RefHeading___Toc766_4211337157"/>getHighscores20 switch prep<text:bookmark-end text:name="__RefHeading___Toc766_4211337157"/></text:h>
      <text:p text:style-name="P45"/>
      <text:p text:style-name="P45">getHighscores20 für alle Dict (modes) anpassen</text:p>
      <text:p text:style-name="P45"/>
      <text:p text:style-name="P45">in io highscoreBox greift dann durch Space auf hs20() z</text:p>
      <text:p text:style-name="P45"/>
      <text:p text:style-name="P45">if event.key == pg.K_SPACE:</text:p>
      <text:p text:style-name="P8"/>
      <text:p text:style-name="P8"><text:soft-page-break/>imageStartAlpha = pg.image.load("graphics\\title3.png").convert_alpha()</text:p>
      <text:h text:style-name="Heading_20_2" text:outline-level="2"><text:bookmark-start text:name="__RefHeading___Toc7081_2183695624"/>Change effect<text:bookmark-end text:name="__RefHeading___Toc7081_2183695624"/></text:h>
      <text:p text:style-name="P1">Mode zeigt direkte Änderung und unterster Linie <text:span text:style-name="T3">UND links – übernimmt eine neue Einstellung aber nicht nach einem und zwei ESC(menu back) – aber nach pentis neustart !!</text:span></text:p>
      <text:p text:style-name="P1"/>
      <text:p text:style-name="P1">Complexity zeigt direkt Änderung im linker Info <text:span text:style-name="T3">(ausser bei Advanced)</text:span></text:p>
      <text:p text:style-name="P1"/>
      <text:p text:style-name="P1"/>
      <text:p text:style-name="P1"/>
      <text:h text:style-name="Heading_20_2" text:outline-level="2"><text:bookmark-start text:name="__RefHeading___Toc7083_2183695624"/>Bezeichnung Änderung<text:bookmark-end text:name="__RefHeading___Toc7083_2183695624"/></text:h>
      <text:p text:style-name="P1"/>
      <text:p text:style-name="P1"><text:span text:style-name="T3">Complexitty =&gt; </text:span>Pentominoes</text:p>
      <text:p text:style-name="P6"/>
      <text:h text:style-name="Heading_20_1" text:outline-level="1"><text:bookmark-start text:name="__RefHeading___Toc12_1583123960"/>Game<text:bookmark-end text:name="__RefHeading___Toc12_1583123960"/></text:h>
      <text:h text:style-name="P61" text:outline-level="2"><text:bookmark-start text:name="__RefHeading___Toc2701_2085768767"/>Music<text:bookmark-end text:name="__RefHeading___Toc2701_2085768767"/></text:h>
      <text:p text:style-name="P31"/>
      <text:p text:style-name="P22">Z 527 – toggle music – start game starts music OK</text:p>
      <text:p text:style-name="P22">restart music</text:p>
      <text:h text:style-name="Heading_20_2" text:outline-level="2"/>
      <text:h text:style-name="Heading_20_2" text:outline-level="2"><text:bookmark-start text:name="__RefHeading___Toc14_1583123960"/>objec<text:span text:style-name="T2">T</text:span>oG<text:span text:style-name="T2">r</text:span>id <text:s/><text:bookmark-end text:name="__RefHeading___Toc14_1583123960"/></text:h>
      <text:p text:style-name="P4"/>
      <text:p text:style-name="P5">objecttoG<text:span text:style-name="T2">r</text:span>id <text:s/><text:span text:style-name="T1">an allererste Stelle (666) vor der boot to let if Abfrage – ergibt auch Zeitlich Sinn</text:span></text:p>
      <text:p text:style-name="P4"/>
      <text:p text:style-name="P4">objecttoGRid raus - </text:p>
      <text:p text:style-name="P4"/>
      <text:p text:style-name="P4">bei smash gibts ein eigenes objtoGrid !!!</text:p>
      <text:p text:style-name="P4"/>
      <text:p text:style-name="P6">mit beidem rumspielen</text:p>
      <text:p text:style-name="P6"/>
      <text:p text:style-name="P6"/>
      <text:h text:style-name="P58" text:outline-level="1"/>
      <text:p text:style-name="P2"/>
      <text:p text:style-name="P16"><text:span text:style-name="T7">bool2labTet</text:span> <text:span text:style-name="T8">=</text:span> <text:span text:style-name="T7">figur</text:span>.<text:span text:style-name="T7">bool2lab</text:span></text:p>
      <text:p text:style-name="P2"/>
      <text:p text:style-name="P4"/>
      <text:p text:style-name="P4"/>
      <text:p text:style-name="P4"/>
      <text:p text:style-name="P4"/>
      <text:p text:style-name="P4"><text:soft-page-break/></text:p>
      <text:h text:style-name="Heading_20_2" text:outline-level="2"><text:bookmark-start text:name="__RefHeading___Toc16_1583123960"/>last line check !!<text:bookmark-end text:name="__RefHeading___Toc16_1583123960"/></text:h>
      <text:p text:style-name="P4"/>
      <text:p text:style-name="P14">Testing: IST-Zustand - schauen ab welcher Linie es aus geht </text:p>
      <text:p text:style-name="P14"/>
      <text:p text:style-name="P4"/>
      <text:p text:style-name="P4"/>
      <text:h text:style-name="P59" text:outline-level="1"><text:bookmark-start text:name="__RefHeading___Toc7085_2183695624"/>DIESES MAL ZUVIEL !!!!! <text:span text:style-name="T20">next release</text:span><text:bookmark-end text:name="__RefHeading___Toc7085_2183695624"/></text:h>
      <text:p text:style-name="P6"/>
      <text:p text:style-name="P6"/>
      <text:p text:style-name="P9">last line !!!</text:p>
      <text:p text:style-name="P6"/>
      <text:p text:style-name="P6">music on/off save</text:p>
      <text:p text:style-name="P6"/>
      <text:p text:style-name="P37">Pentis Start, Versionsüberprüfung </text:p>
      <text:p text:style-name="P37">thinkthrough – was muss beim Pentis start alles gecheckt werden</text:p>
      <text:p text:style-name="P37">json bei load</text:p>
      <text:p text:style-name="P37">version</text:p>
      <text:p text:style-name="P6"/>
      <text:p text:style-name="P6"/>
      <text:p text:style-name="P6"/>
      <text:p text:style-name="P49">outtakes</text:p>
      <text:p text:style-name="P49"/>
      <text:p text:style-name="P50"><text:span text:style-name="Emphasis">************************************</text:span><text:span text:style-name="Emphasis"><text:span text:style-name="Strong_20_Emphasis">Soundtrack </text:span></text:span><text:span text:style-name="Emphasis">************************************</text:span><text:line-break/><text:span text:style-name="Strong_20_Emphasis">Soundtrack </text:span>by fensteroffen available on bandcamp. This is a link to the gametrack: </text:p>
      <text:p text:style-name="Text_20_body"><text:a xlink:type="simple" xlink:href="https://fensteroffen.bandcamp.com/track/k-nigstropfen" text:style-name="Internet_20_link" text:visited-style-name="Visited_20_Internet_20_Link">https://fensteroffen.bandcamp.com/track/k-nigstropfen</text:a> </text:p>
      <text:p text:style-name="Text_20_body">By the way: He is generally  interested in publishing his music in games !   ;)</text:p>
      <text:p text:style-name="P4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4T06:44:30.206000000</meta:creation-date>
    <dc:date>2025-01-24T14:59:25.644000000</dc:date>
    <meta:editing-duration>P2DT10H25M46S</meta:editing-duration>
    <meta:editing-cycles>34</meta:editing-cycles>
    <meta:generator>LibreOffice/24.2.6.2$Windows_X86_64 LibreOffice_project/ef66aa7e36a1bb8e65bfbc63aba53045a14d0871</meta:generator>
    <meta:document-statistic meta:table-count="0" meta:image-count="0" meta:object-count="0" meta:page-count="6" meta:paragraph-count="130" meta:word-count="843" meta:character-count="5305" meta:non-whitespace-character-count="4531"/>
  </office:meta>
</office:document-meta>
</file>